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555in"/>
    </style:style>
    <style:style style:name="co19" style:family="table-column">
      <style:table-column-properties fo:break-before="auto" style:column-width="1.16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2.4425in"/>
    </style:style>
    <style:style style:name="co22" style:family="table-column">
      <style:table-column-properties fo:break-before="auto" style:column-width="1.248in"/>
    </style:style>
    <style:style style:name="co16" style:family="table-column">
      <style:table-column-properties fo:break-before="auto" style:column-width="0.9756in"/>
    </style:style>
    <style:style style:name="co17" style:family="table-column">
      <style:table-column-properties fo:break-before="auto" style:column-width="2.2772in"/>
    </style:style>
    <style:style style:name="co23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2.1201in"/>
    </style:style>
    <style:style style:name="co25" style:family="table-column">
      <style:table-column-properties fo:break-before="auto" style:column-width="3.052in"/>
    </style:style>
    <style:style style:name="co26" style:family="table-column">
      <style:table-column-properties fo:break-before="auto" style:column-width="1.5701in"/>
    </style:style>
    <style:style style:name="co27" style:family="table-column">
      <style:table-column-properties fo:break-before="auto" style:column-width="1.0437in"/>
    </style:style>
    <style:style style:name="co28" style:family="table-column">
      <style:table-column-properties fo:break-before="auto" style:column-width="1.3882in"/>
    </style:style>
    <style:style style:name="co29" style:family="table-column">
      <style:table-column-properties fo:break-before="auto" style:column-width="1.872in"/>
    </style:style>
    <style:style style:name="co30" style:family="table-column">
      <style:table-column-properties fo:break-before="auto" style:column-width="2.0555in"/>
    </style:style>
    <style:style style:name="co31" style:family="table-column">
      <style:table-column-properties fo:break-before="auto" style:column-width="4.3047in"/>
    </style:style>
    <style:style style:name="co32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634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2.9744in" fo:break-before="auto" style:use-optimal-row-height="true"/>
    </style:style>
    <style:style style:name="ro26" style:family="table-row">
      <style:table-row-properties style:row-height="3.1299in" fo:break-before="auto" style:use-optimal-row-height="true"/>
    </style:style>
    <style:style style:name="ro27" style:family="table-row">
      <style:table-row-properties style:row-height="3.3366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2.3528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4866in" fo:break-before="auto" style:use-optimal-row-height="true"/>
    </style:style>
    <style:style style:name="ro34" style:family="table-row">
      <style:table-row-properties style:row-height="2.8189in" fo:break-before="auto" style:use-optimal-row-height="true"/>
    </style:style>
    <style:style style:name="ro35" style:family="table-row">
      <style:table-row-properties style:row-height="1.1091in" fo:break-before="auto" style:use-optimal-row-height="true"/>
    </style:style>
    <style:style style:name="ro36" style:family="table-row">
      <style:table-row-properties style:row-height="0.6425in" fo:break-before="auto" style:use-optimal-row-height="true"/>
    </style:style>
    <style:style style:name="ro37" style:family="table-row">
      <style:table-row-properties style:row-height="2.1972in" fo:break-before="auto" style:use-optimal-row-height="true"/>
    </style:style>
    <style:style style:name="ro38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48" style:family="table-cell" style:parent-style-name="Default">
      <style:table-cell-properties fo:wrap-option="wrap" fo:border="0.06pt solid #000000"/>
      <style:text-properties style:text-position="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5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1pt" fo:font-style="normal" fo:text-shadow="none" style:text-underline-style="none" fo:font-weight="bold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8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style:text-position="" fo:font-size="10pt" fo:font-weight="bold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11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5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 style:data-style-name="N171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9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order="0.06pt solid #000000"/>
    </style:style>
    <style:style style:name="ce82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2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9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0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24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weight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2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40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41" style:family="table-cell" style:parent-style-name="Default" style:data-style-name="N11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bold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bold"/>
    </style:style>
    <style:style style:name="ce14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/>
    </style:style>
    <style:style style:name="ce1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54" style:family="table-cell" style:parent-style-name="Default">
      <style:table-cell-properties fo:wrap-option="wrap" fo:border="0.06pt solid #000000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7" style:family="text">
      <style:text-properties style:font-name="Arial" fo:font-weight="bold" style:font-name-asian="Lucida Sans Unicode" style:font-name-complex="Tahoma2"/>
    </style:style>
    <style:style style:name="T18" style:family="text">
      <style:text-properties style:font-name="Arial" fo:font-weight="normal" style:font-name-asian="DejaVu Sans" style:font-name-complex="Tahoma2"/>
    </style:style>
    <style:style style:name="T19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2" style:family="text">
      <style:text-properties style:font-name="Arial" fo:font-weight="normal" style:font-name-asian="Lucida Sans Unicode" style:font-name-complex="Tahoma2"/>
    </style:style>
    <style:style style:name="T23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7" style:family="text">
      <style:text-properties fo:font-weight="normal" style:font-weight-asian="bold" style:font-weight-complex="bold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weight="bold" style:font-name-asian="Lucida Sans Unicode" style:font-weight-asian="bold" style:font-name-complex="Tahoma2" style:font-weight-complex="bold"/>
    </style:style>
    <style:style style:name="T30" style:family="text">
      <style:text-properties fo:font-weight="normal" style:font-name-asian="Lucida Sans Unicode" style:font-name-complex="Tahoma2"/>
    </style:style>
    <style:style style:name="T31" style:family="text">
      <style:text-properties fo:font-weight="normal" style:font-name-asian="Lucida Sans Unicode" style:font-weight-asian="normal" style:font-name-complex="Tahoma2" style:font-weight-complex="normal"/>
    </style:style>
    <style:style style:name="T32" style:family="text">
      <style:text-properties style:font-name="Arial" style:font-name-asian="DejaVu Sans" style:font-name-complex="Tahoma2"/>
    </style:style>
    <style:style style:name="T33" style:family="text">
      <style:text-properties style:font-name="Arial" fo:font-size="10pt" style:font-size-asian="10pt" style:font-size-complex="10pt"/>
    </style:style>
    <style:style style:name="T34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69"/>
        <table:table-column table:style-name="co23" table:default-cell-style-name="ce75"/>
        <table:table-column table:style-name="co24" table:default-cell-style-name="ce81"/>
        <table:table-column table:style-name="co25" table:default-cell-style-name="ce83"/>
        <table:table-column table:style-name="co26" table:default-cell-style-name="ce73"/>
        <table:table-column table:style-name="co23" table:default-cell-style-name="ce81"/>
        <table:table-column table:style-name="co23" table:default-cell-style-name="ce76"/>
        <table:table-column table:style-name="co23" table:number-columns-repeated="3" table:default-cell-style-name="ce57"/>
        <table:table-column table:style-name="co23" table:number-columns-repeated="245" table:default-cell-style-name="Default"/>
        <table:table-row table:style-name="ro13">
          <table:table-cell table:style-name="ce57"/>
          <table:table-cell table:style-name="ce61">
            <draw:frame table:end-cell-address="Cover.C7" table:end-x="0.9087in" table:end-y="0.1854in" draw:z-index="0" draw:name="Graphics 1" draw:style-name="gr1" draw:text-style-name="P1" svg:width="3.1543in" svg:height="1.3417in" svg:x="0.035in" svg:y="0.0102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1"/>
          <table:table-cell table:style-name="ce57" table:number-columns-repeated="5"/>
          <table:table-cell table:number-columns-repeated="248"/>
        </table:table-row>
        <table:table-row table:style-name="ro13" table:number-rows-repeated="6">
          <table:table-cell table:style-name="ce57"/>
          <table:table-cell table:style-name="ce62" table:number-columns-repeated="2"/>
          <table:table-cell table:style-name="ce76" table:number-columns-repeated="4"/>
          <table:table-cell table:number-columns-repeated="249"/>
        </table:table-row>
        <table:table-row table:style-name="ro14">
          <table:table-cell table:style-name="ce58"/>
          <table:table-cell table:style-name="ce63" office:value-type="string">
            <text:p>ECMS SNIFF TESTS</text:p>
          </table:table-cell>
          <table:table-cell table:style-name="ce70" table:number-columns-repeated="5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Version: </text:p>
          </table:table-cell>
          <table:table-cell table:style-name="ce71" office:value-type="float" office:value="1">
            <text:p>1.0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Issue date: </text:p>
          </table:table-cell>
          <table:table-cell table:style-name="ce72"/>
          <table:table-cell table:style-name="ce78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Name:</text:p>
          </table:table-cell>
          <table:table-cell table:style-name="ce71" office:value-type="string">
            <text:p>Enterprise Content Management System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Project Code:</text:p>
          </table:table-cell>
          <table:table-cell table:style-name="ce71" office:value-type="string">
            <text:p>ECMS</text:p>
          </table:table-cell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Module:</text:p>
          </table:table-cell>
          <table:table-cell table:style-name="ce71"/>
          <table:table-cell table:style-name="ce77"/>
          <table:table-cell table:style-name="ce70" table:number-columns-repeated="3"/>
          <table:table-cell table:number-columns-repeated="249"/>
        </table:table-row>
        <table:table-row table:style-name="ro13">
          <table:table-cell table:style-name="ce58"/>
          <table:table-cell table:style-name="ce64" office:value-type="string">
            <text:p>Total Cases:</text:p>
          </table:table-cell>
          <table:table-cell table:style-name="ce71" table:formula="of:=SUM([SniffTest.C4:SniffTest.C4])" office:value-type="float" office:value="60">
            <text:p>60.0</text:p>
          </table:table-cell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5">
          <table:table-cell table:style-name="ce58"/>
          <table:table-cell table:style-name="ce65" office:value-type="string">
            <text:p>Test Status:</text:p>
          </table:table-cell>
          <table:table-cell table:style-name="ce73" office:value-type="string" table:number-columns-spanned="2" table:number-rows-spanned="1">
            <text:p>Passed: Test is OK<text:line-break/>Blocked: Could not run the test (another bug is blocking)<text:line-break/>Failed: Test failed, a bug is entered on it (please add the bug ID)<text:line-break/>N/A: Test is not possible to run on this version</text:p>
          </table:table-cell>
          <table:covered-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3">
          <table:table-cell table:style-name="ce58"/>
          <table:table-cell table:style-name="ce64"/>
          <table:table-cell table:style-name="ce71"/>
          <table:table-cell table:style-name="ce77"/>
          <table:table-cell table:style-name="ce81" table:number-columns-repeated="2"/>
          <table:table-cell table:style-name="ce70"/>
          <table:table-cell table:number-columns-repeated="249"/>
        </table:table-row>
        <table:table-row table:style-name="ro16">
          <table:table-cell table:style-name="ce57"/>
          <table:table-cell table:style-name="ce66" office:value-type="string">
            <text:p>Record of change:</text:p>
          </table:table-cell>
          <table:table-cell table:style-name="ce71"/>
          <table:table-cell table:style-name="ce77"/>
          <table:table-cell table:style-name="ce76" table:number-columns-repeated="3"/>
          <table:table-cell table:number-columns-repeated="249"/>
        </table:table-row>
        <table:table-row table:style-name="ro17">
          <table:table-cell table:style-name="ce59"/>
          <table:table-cell table:style-name="ce67" office:value-type="string">
            <text:p>Effective Date</text:p>
          </table:table-cell>
          <table:table-cell table:style-name="ce74" office:value-type="string">
            <text:p>Version</text:p>
          </table:table-cell>
          <table:table-cell table:style-name="ce74" office:value-type="string">
            <text:p>Change location</text:p>
          </table:table-cell>
          <table:table-cell table:style-name="ce74" office:value-type="string">
            <text:p>Change description</text:p>
          </table:table-cell>
          <table:table-cell table:style-name="ce74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style-name="ce82"/>
          <table:table-cell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17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6"/>
          <table:table-cell table:style-name="ce59" table:number-columns-repeated="3"/>
          <table:table-cell table:number-columns-repeated="245"/>
        </table:table-row>
        <table:table-row table:style-name="ro6" table:number-rows-repeated="2">
          <table:table-cell table:style-name="ce60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60" table:number-columns-repeated="3"/>
          <table:table-cell table:number-columns-repeated="245"/>
        </table:table-row>
        <table:table-row table:style-name="ro13">
          <table:table-cell table:style-name="ce59"/>
          <table:table-cell table:style-name="ce68"/>
          <table:table-cell/>
          <table:table-cell table:style-name="ce79"/>
          <table:table-cell table:number-columns-repeated="2"/>
          <table:table-cell table:style-name="ce73"/>
          <table:table-cell table:style-name="ce88"/>
          <table:table-cell table:style-name="ce59" table:number-columns-repeated="3"/>
          <table:table-cell table:number-columns-repeated="245"/>
        </table:table-row>
        <table:table-row table:style-name="ro13" table:number-rows-repeated="7">
          <table:table-cell table:style-name="ce59"/>
          <table:table-cell table:style-name="ce68"/>
          <table:table-cell/>
          <table:table-cell table:style-name="ce80"/>
          <table:table-cell table:number-columns-repeated="2"/>
          <table:table-cell table:style-name="ce73"/>
          <table:table-cell table:style-name="ce87"/>
          <table:table-cell table:style-name="ce59" table:number-columns-repeated="3"/>
          <table:table-cell table:number-columns-repeated="245"/>
        </table:table-row>
        <table:table-row table:style-name="ro13">
          <table:table-cell table:style-name="ce57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1" table:number-columns-repeated="2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7">
          <table:table-cell table:number-columns-repeated="5"/>
          <table:table-cell table:style-name="ce81"/>
          <table:table-cell/>
          <table:table-cell table:style-name="ce81"/>
          <table:table-cell table:style-name="Default" table:number-columns-repeated="3"/>
          <table:table-cell table:number-columns-repeated="245"/>
        </table:table-row>
        <table:table-row table:style-name="ro18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5"/>
        <table:table-column table:style-name="co9" table:default-cell-style-name="ce36"/>
        <table:table-column table:style-name="co10" table:default-cell-style-name="ce50"/>
        <table:table-column table:style-name="co11" table:default-cell-style-name="Default"/>
        <table:table-column table:style-name="co7" table:default-cell-style-name="Default"/>
        <table:table-row table:style-name="ro8">
          <table:table-cell table:style-name="ce33" office:value-type="string" table:number-columns-spanned="5" table:number-rows-spanned="1">
            <text:p><text:s/>Check List</text:p>
            <text:p><text:span text:style-name="T1">Based on Product built version: </text:span><text:span text:style-name="T1">3.0.x</text:span></text:p>
          </table: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covered-table-cell table:style-name="ce33" office:value-type="string">
            <text:p><text:s/>Check List</text:p>
            <text:p><text:span text:style-name="T1">Based on Product built version:</text:span></text:p>
          </table:covered-table-cell>
          <table:table-cell table:style-name="ce33"/>
        </table:table-row>
        <table:table-row table:style-name="ro9">
          <table:table-cell table:style-name="ce34" office:value-type="string">
            <text:p>Id</text:p>
          </table:table-cell>
          <table:table-cell table:style-name="ce34" office:value-type="string">
            <text:p>Main cases</text:p>
          </table:table-cell>
          <table:table-cell table:style-name="ce34" office:value-type="string">
            <text:p>Priority</text:p>
          </table:table-cell>
          <table:table-cell table:style-name="ce34" office:value-type="string">
            <text:p>Selenium</text:p>
          </table:table-cell>
          <table:table-cell table:style-name="ce33" office:value-type="string" table:number-columns-spanned="2" table:number-rows-spanned="1">
            <text:p>Table of record</text:p>
          </table:table-cell>
          <table:covered-table-cell table:style-name="ce34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High</text:p>
          </table:table-cell>
          <table:table-cell table:style-name="ce53" table:formula="of:=SUMPRODUCT(([.C3:.C540]=&quot;High&quot;)*([.D3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Medium</text:p>
          </table:table-cell>
          <table:table-cell table:style-name="ce53" table:formula="of:=SUMPRODUCT(([.C3:.C541]=&quot;Medium&quot;)*([.D3:.D541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8" office:value-type="string">
            <text:p>High</text:p>
          </table:table-cell>
          <table:table-cell/>
          <table:table-cell table:style-name="ce52" office:value-type="string">
            <text:p>Total of Low</text:p>
          </table:table-cell>
          <table:table-cell table:style-name="ce53" table:formula="of:=SUMPRODUCT(([.C3:.C542]=&quot;Low&quot;)*([.D3:.D542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8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DPC_01</text:p>
          </table:table-cell>
          <table:table-cell table:style-name="ce37" office:value-type="string">
            <text:p>Show draft/public content from page</text:p>
          </table:table-cell>
          <table:table-cell table:style-name="ce48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49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49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FD_01</text:p>
          </table:table-cell>
          <table:table-cell table:style-name="ce38" office:value-type="string">
            <text:p>Create/delete Content folder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1</text:p>
          </table:table-cell>
          <table:table-cell table:style-name="ce38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2</text:p>
          </table:table-cell>
          <table:table-cell table:style-name="ce38" office:value-type="string">
            <text:p>Create/edit/delete <text:s/>File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DOC_03</text:p>
          </table:table-cell>
          <table:table-cell table:style-name="ce38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UPL_01</text:p>
          </table:table-cell>
          <table:table-cell table:style-name="ce38" office:value-type="string">
            <text:p>Upload a 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1</text:p>
          </table:table-cell>
          <table:table-cell table:style-name="ce38" office:value-type="string">
            <text:p>Copy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2</text:p>
          </table:table-cell>
          <table:table-cell table:style-name="ce38" office:value-type="string">
            <text:p>Cut/paste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3</text:p>
          </table:table-cell>
          <table:table-cell table:style-name="ce38" office:value-type="string">
            <text:p>Lock/Unlock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4</text:p>
          </table:table-cell>
          <table:table-cell table:style-name="ce38" office:value-type="string">
            <text:p>Rename/Title for a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5</text:p>
          </table:table-cell>
          <table:table-cell table:style-name="ce38" office:value-type="string">
            <text:p>Add symlink for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2">
          <table:table-cell office:value-type="string">
            <text:p>SNF_ECMS_DMS_ACT_07</text:p>
          </table:table-cell>
          <table:table-cell table:style-name="ce39" office:value-type="string">
            <text:p>Download and Allow Edi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8</text:p>
          </table:table-cell>
          <table:table-cell table:style-name="ce39" office:value-type="string">
            <text:p>Manage Actions on WebDAV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CT_09</text:p>
          </table:table-cell>
          <table:table-cell table:style-name="ce39" office:value-type="string">
            <text:p>Copy URL to Clipboard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CT_10</text:p>
          </table:table-cell>
          <table:table-cell table:style-name="ce38" office:value-type="string">
            <text:p>Drag and drop nod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COL_01</text:p>
          </table:table-cell>
          <table:table-cell table:style-name="ce40" office:value-type="string">
            <text:p>Manage Private tag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2</text:p>
          </table:table-cell>
          <table:table-cell table:style-name="ce40" office:value-type="string">
            <text:p>Manage Public tag (Add/Edit/Delete)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3</text:p>
          </table:table-cell>
          <table:table-cell table:style-name="ce41" office:value-type="string">
            <text:p>Add languag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4</text:p>
          </table:table-cell>
          <table:table-cell table:style-name="ce41" office:value-type="string">
            <text:p>Vote for document/uploaded fil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OL_05</text:p>
          </table:table-cell>
          <table:table-cell table:style-name="ce41" office:value-type="string">
            <text:p>Manage Comment 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1</text:p>
          </table:table-cell>
          <table:table-cell table:style-name="ce38" office:value-type="string">
            <text:p>Manage Publication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I_02</text:p>
          </table:table-cell>
          <table:table-cell table:style-name="ce39" office:value-type="string">
            <text:p>Manage Category (Add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3</text:p>
          </table:table-cell>
          <table:table-cell table:style-name="ce39" office:value-type="string">
            <text:p>Manage Relation (Add/Delete/Show/Hid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4</text:p>
          </table:table-cell>
          <table:table-cell table:style-name="ce38" office:value-type="string">
            <text:p>View Node Properti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I_05</text:p>
          </table:table-cell>
          <table:table-cell table:style-name="ce38" office:value-type="string">
            <text:p>Export /Import node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INF_01</text:p>
          </table:table-cell>
          <table:table-cell table:style-name="ce42" office:value-type="string">
            <text:p>Manage Permission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INF_02</text:p>
          </table:table-cell>
          <table:table-cell table:style-name="ce43" office:value-type="string">
            <text:p>View metadata</text:p>
          </table:table-cell>
          <table:table-cell table:style-name="ce51"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SER_01</text:p>
          </table:table-cell>
          <table:table-cell table:style-name="ce44" office:value-type="string">
            <text:p>Simple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2</text:p>
          </table:table-cell>
          <table:table-cell table:style-name="ce44" office:value-type="string">
            <text:p>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R_03</text:p>
          </table:table-cell>
          <table:table-cell table:style-name="ce44" office:value-type="string">
            <text:p>Manage query in Advanced search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SET_01</text:p>
          </table:table-cell>
          <table:table-cell table:style-name="ce45" office:value-type="string">
            <text:p>Set up browsing Preferences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CLB_01</text:p>
          </table:table-cell>
          <table:table-cell table:style-name="ce44" office:value-type="string">
            <text:p>Manage Clipboard (Paste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1</text:p>
          </table:table-cell>
          <table:table-cell table:style-name="ce46" office:value-type="string">
            <text:p>Manage Folksonomy (Add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2</text:p>
          </table:table-cell>
          <table:table-cell table:style-name="ce46" office:value-type="string">
            <text:p>Manage Taxonomy Tree (Add/Edit/Delete)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3</text:p>
          </table:table-cell>
          <table:table-cell table:style-name="ce46" office:value-type="string">
            <text:p>Manage Template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4</text:p>
          </table:table-cell>
          <table:table-cell table:style-name="ce46" office:value-type="string">
            <text:p>Manage Metadata(View/Edit/Delete)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5</text:p>
          </table:table-cell>
          <table:table-cell table:style-name="ce46" office:value-type="string">
            <text:p>Manage Views(Add/View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6</text:p>
          </table:table-cell>
          <table:table-cell table:style-name="ce46" office:value-type="string">
            <text:p>Manage Drive(Add/Edit/Delete)</text:p>
          </table:table-cell>
          <table:table-cell table:style-name="ce51"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DMS_ADM_07</text:p>
          </table:table-cell>
          <table:table-cell table:style-name="ce46" office:value-type="string">
            <text:p>Namespace registry</text:p>
          </table:table-cell>
          <table:table-cell office:value-type="string">
            <text:p>Low</text:p>
          </table:table-cell>
          <table:table-cell table:number-columns-repeated="3"/>
        </table:table-row>
        <table:table-row table:style-name="ro11">
          <table:table-cell office:value-type="string">
            <text:p>SNF_ECMS_DMS_ADM_08</text:p>
          </table:table-cell>
          <table:table-cell table:style-name="ce46" office:value-type="string">
            <text:p>Manage Node types(Add/View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09</text:p>
          </table:table-cell>
          <table:table-cell table:style-name="ce46" office:value-type="string">
            <text:p>Manage Query(Add/Edit/Delete)</text:p>
          </table:table-cell>
          <table:table-cell table:style-name="ce51"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0</text:p>
          </table:table-cell>
          <table:table-cell table:style-name="ce46" office:value-type="string">
            <text:p>Manage Script(Add/Edit/Delete)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1</text:p>
          </table:table-cell>
          <table:table-cell table:style-name="ce46" office:value-type="string">
            <text:p>Manage Action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ECMS_WF_CPN_01</text:p>
          </table:table-cell>
          <table:table-cell table:style-name="ce47" office:value-type="string">
            <text:p>Approve a conten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6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table:number-columns-repeated="3"/>
        </table:table-row>
        <table:table-column table:style-name="co7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7" table:default-cell-style-name="ce92"/>
        <table:table-column table:style-name="co27" table:default-cell-style-name="ce98"/>
        <table:table-column table:style-name="co7" table:default-cell-style-name="ce104"/>
        <table:table-column table:style-name="co28" table:default-cell-style-name="ce121"/>
        <table:table-column table:style-name="co29" table:default-cell-style-name="ce125"/>
        <table:table-column table:style-name="co30" table:default-cell-style-name="ce99"/>
        <table:table-column table:style-name="co31" table:default-cell-style-name="ce125"/>
        <table:table-column table:style-name="co32" table:default-cell-style-name="ce125"/>
        <table:table-column table:style-name="co7" table:default-cell-style-name="ce151"/>
        <table:table-column table:style-name="co7" table:number-columns-repeated="246" table:default-cell-style-name="Default"/>
        <table:table-row table:style-name="ro19">
          <table:table-cell table:style-name="ce89"/>
          <table:table-cell table:style-name="ce93" office:value-type="string">
            <text:p>TEST CASES</text:p>
          </table:table-cell>
          <table:table-cell table:style-name="ce100"/>
          <table:table-cell table:style-name="ce94" table:number-columns-repeated="2"/>
          <table:table-cell/>
          <table:table-cell table:style-name="ce99"/>
          <table:table-cell table:style-name="ce94" table:number-columns-repeated="2"/>
          <table:table-cell table:style-name="ce155" office:value-type="string">
            <text:p>Passed</text:p>
          </table:table-cell>
          <table:table-cell table:style-name="ce155" table:formula="of:=COUNTIF([.K$7:.K$978];[.$J1])" office:value-type="float" office:value="27">
            <text:p>27</text:p>
          </table:table-cell>
          <table:table-cell table:style-name="ce155" table:formula="of:=COUNTIF([.L$7:.L$978];[.$J1])" office:value-type="float" office:value="28">
            <text:p>28</text:p>
          </table:table-cell>
          <table:table-cell table:style-name="ce155" table:formula="of:=COUNTIF([.M$7:.M$978];[.$J1])" office:value-type="float" office:value="0">
            <text:p>0</text:p>
          </table:table-cell>
          <table:table-cell table:style-name="ce15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4"/>
          <table:table-cell table:style-name="ce101"/>
          <table:table-cell table:style-name="ce94" table:number-columns-repeated="2"/>
          <table:table-cell/>
          <table:table-cell table:style-name="ce99"/>
          <table:table-cell table:style-name="ce94" table:number-columns-repeated="2"/>
          <table:table-cell table:style-name="ce155" office:value-type="string">
            <text:p>Failed</text:p>
          </table:table-cell>
          <table:table-cell table:style-name="ce155" table:formula="of:=COUNTIF([.K$7:.K$978];[.$J2])" office:value-type="float" office:value="1">
            <text:p>1</text:p>
          </table:table-cell>
          <table:table-cell table:style-name="ce155" table:formula="of:=COUNTIF([.L$7:.L$978];[.$J2])" office:value-type="float" office:value="0">
            <text:p>0</text:p>
          </table:table-cell>
          <table:table-cell table:style-name="ce155" table:formula="of:=COUNTIF([.M$7:.M$978];[.$J2])" office:value-type="float" office:value="0">
            <text:p>0</text:p>
          </table:table-cell>
          <table:table-cell table:style-name="ce15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5" office:value-type="string">
            <text:p>Function List<text:span text:style-name="T2">:</text:span></text:p>
          </table:table-cell>
          <table:table-cell table:style-name="ce102" office:value-type="string" table:number-columns-spanned="3" table:number-rows-spanned="1">
            <text:p>SniffTest of ECMS </text:p>
          </table:table-cell>
          <table:covered-table-cell table:number-columns-repeated="2" table:style-name="ce99"/>
          <table:table-cell/>
          <table:table-cell table:style-name="ce99"/>
          <table:table-cell table:style-name="ce152"/>
          <table:table-cell table:style-name="ce99"/>
          <table:table-cell table:style-name="ce155" office:value-type="string">
            <text:p>Blocked</text:p>
          </table:table-cell>
          <table:table-cell table:style-name="ce155" table:formula="of:=COUNTIF([.K$7:.K$978];[.$J3])" office:value-type="float" office:value="0">
            <text:p>0</text:p>
          </table:table-cell>
          <table:table-cell table:style-name="ce155" table:formula="of:=COUNTIF([.L$7:.L$978];[.$J3])" office:value-type="float" office:value="0">
            <text:p>0</text:p>
          </table:table-cell>
          <table:table-cell table:style-name="ce155" table:formula="of:=COUNTIF([.M$7:.M$978];[.$J3])" office:value-type="float" office:value="0">
            <text:p>0</text:p>
          </table:table-cell>
          <table:table-cell table:style-name="ce15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89"/>
          <table:table-cell table:style-name="ce95" office:value-type="string">
            <text:p>Total main cases:</text:p>
          </table:table-cell>
          <table:table-cell table:style-name="ce102" table:formula="of:=MAX([.A7:.A968])" office:value-type="float" office:value="60" table:number-columns-spanned="3" table:number-rows-spanned="1">
            <text:p>60</text:p>
          </table:table-cell>
          <table:covered-table-cell table:number-columns-repeated="2" table:style-name="ce99"/>
          <table:table-cell/>
          <table:table-cell table:style-name="ce99"/>
          <table:table-cell table:style-name="ce152"/>
          <table:table-cell table:style-name="ce99"/>
          <table:table-cell table:style-name="ce156" office:value-type="string">
            <text:p>Untested</text:p>
          </table:table-cell>
          <table:table-cell table:style-name="ce155" table:formula="of:=COUNTIF([.K$7:.K$978];[.$J4])" office:value-type="float" office:value="0">
            <text:p>0</text:p>
          </table:table-cell>
          <table:table-cell table:style-name="ce155" table:formula="of:=COUNTIF([.L$7:.L$978];[.$J4])" office:value-type="float" office:value="0">
            <text:p>0</text:p>
          </table:table-cell>
          <table:table-cell table:style-name="ce155" table:formula="of:=COUNTIF([.M$7:.M$978];[.$J4])" office:value-type="float" office:value="0">
            <text:p>0</text:p>
          </table:table-cell>
          <table:table-cell table:style-name="ce15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9">
          <table:table-cell table:style-name="ce89"/>
          <table:table-cell table:style-name="ce96"/>
          <table:table-cell table:style-name="ce103"/>
          <table:table-cell table:style-name="ce119" table:number-columns-repeated="6"/>
          <table:table-cell office:value-type="string">
            <text:p>N/A</text:p>
          </table:table-cell>
          <table:table-cell table:style-name="ce155" table:formula="of:=COUNTIF([.K$7:.K$978];[.$J5])" office:value-type="float" office:value="0">
            <text:p>0</text:p>
          </table:table-cell>
          <table:table-cell table:style-name="ce155" table:formula="of:=COUNTIF([.L$7:.L$978];[.$J5])" office:value-type="float" office:value="0">
            <text:p>0</text:p>
          </table:table-cell>
          <table:table-cell table:style-name="ce155" table:formula="of:=COUNTIF([.M$7:.M$978];[.$J5])" office:value-type="float" office:value="0">
            <text:p>0</text:p>
          </table:table-cell>
          <table:table-cell table:style-name="ce15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97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97" office:value-type="string">
            <text:p>Case Name</text:p>
          </table:table-cell>
          <table:table-cell table:style-name="ce97" office:value-type="string">
            <text:p>Description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Expected Output</text:p>
          </table:table-cell>
          <table:table-cell table:style-name="ce97" office:value-type="string">
            <text:p>Priority</text:p>
          </table:table-cell>
          <table:table-cell table:style-name="ce97" office:value-type="string">
            <text:p>Tester</text:p>
          </table:table-cell>
          <table:table-cell table:style-name="ce97" office:value-type="string">
            <text:p>IE7</text:p>
          </table:table-cell>
          <table:table-cell table:style-name="ce97" office:value-type="string">
            <text:p>FireFox3.5</text:p>
          </table:table-cell>
          <table:table-cell table:style-name="ce97" office:value-type="string">
            <text:p>Comment/Bug</text:p>
          </table:table-cell>
          <table:table-cell table:style-name="ce97"/>
          <table:table-cell table:style-name="ce159" table:number-columns-repeated="241"/>
        </table:table-row>
        <table:table-row table:style-name="ro20">
          <table:table-cell table:style-name="ce91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125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154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125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</text:span><text:span text:style-name="T6">Management/acme/web contents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</text:span><text:span text:style-name="T4">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154" office:value-type="string">
            <text:p>High</text:p>
          </table:table-cell>
          <table:table-cell table:style-name="ce119" office:value-type="string">
            <text:p>thao.pham</text:p>
          </table:table-cell>
          <table:table-cell table:style-name="ce119" office:value-type="string">
            <text:p>Failed</text:p>
          </table:table-cell>
          <table:table-cell table:style-name="ce119" office:value-type="string">
            <text:p>Passed</text:p>
          </table:table-cell>
          <table:table-cell table:style-name="ce119" office:value-type="string">
            <text:p>Update test case: Select folder which has documents</text:p>
            <text:p>TESTVN-5404</text:p>
          </table:table-cell>
          <table:table-cell table:style-name="ce119"/>
          <table:table-cell table:number-columns-repeated="241"/>
        </table:table-row>
        <table:table-row table:style-name="ro2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125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</text:span><text:span text:style-name="T4">Management/acme/web contents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</text:span><text:span text:style-name="T7">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154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125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154" office:value-type="string">
            <text:p>Medium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125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54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2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UnPublication</text:p>
          </table:table-cell>
          <table:table-cell table:style-name="ce126" office:value-type="string">
            <text:p>Show draft/public content from page</text:p>
          </table:table-cell>
          <table:table-cell table:style-name="ce126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s/acme</text:span></text:p>
            <text:p><text:span text:style-name="T9">- Select this document above</text:span></text:p>
            <text:p><text:span text:style-name="T9">- Click </text:span><text:span text:style-name="T10">Manage 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154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125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 category added 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Edit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office:value-type="string">
            <text:p>Update test case: Delete category: select delete</text:p>
          </table:table-cell>
          <table:table-cell table:style-name="ce119"/>
          <table:table-cell table:number-columns-repeated="241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125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te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nis subscription</text:p>
            <text:p>- then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58" office:value-type="string">
            <text:p><text:a xlink:href="https://jira.exoplatform.org/browse/TESTVN-5407">TESTVN-5407</text:a></text:p>
          </table:table-cell>
          <table:table-cell table:style-name="ce119"/>
          <table:table-cell table:number-columns-repeated="241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125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7">- Make changes and save</text:span></text:p>
            <text:p><text:span text:style-name="T16">Delete letter</text:span></text:p>
            <text:p><text:span text:style-name="T7">- Select a letter by ticking on check box</text:span></text:p>
            <text:p><text:span text:style-name="T7">- Click [</text:span><text:span text:style-name="T17">Administration</text:span><text:span text:style-name="T7">] button then select [</text:span><text:span text:style-name="T17">Delete</text:span><text:span text:style-name="T7">] action</text:span></text:p>
            <text:p><text:span text:style-name="T7">- Click [</text:span><text:span text:style-name="T17">OK</text:span><text:span text:style-name="T7">] button in the confirmation dialog</text:span></text:p>
            <text:p><text:span text:style-name="T11">Convert letter</text:span></text:p>
            <text:p><text:span text:style-name="T13">- Select a letter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</text:span><text:span text:style-name="T14">action</text:span></text:p>
          </table:table-cell>
          <table:table-cell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125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3">- After subscribing news letter. The confirmation letter <text:s/>is sent to </text:span><text:span text:style-name="T33">the inputed email address of user. If he does not confirm this letter </text:span><text:span text:style-name="T33">--&gt;he cannot received any letters which have the subscription </text:span><text:span text:style-name="T33">subscribed before. </text:span></text:p>
            <text:p><text:span text:style-name="T33">Just only open email and click “here” link in the confirmation letter </text:span><text:span text:style-name="T33">to finish this.</text:span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  <text:p><text:span text:style-name="T34"/>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125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in the left panel to the right panel by click in field's name </text:p>
            <text:p>- Click [<text:span text:style-name="T4">Edit</text:span>] icon of each field to set the properties</text:p>
            <text:p>- Click [<text:span text:style-name="T4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6">Save</text:span></text:p>
          </table:table-cell>
          <table:table-cell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125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6">- </text:span><text:span text:style-name="T9">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<text:s/>displayed in <text:span text:style-name="T6">Parameterized content list viewer</text:span> portlet</text:p>
          </table:table-cell>
          <table:table-cell table:style-name="ce125" office:value-type="string">
            <text:p>High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20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125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125" office:value-type="string">
            <text:p>Medium</text:p>
          </table:table-cell>
          <table:table-cell table:style-name="ce119" office:value-type="string">
            <text:p>thao.pham</text:p>
          </table:table-cell>
          <table:table-cell table:number-columns-repeated="2" table:style-name="ce119" office:value-type="string">
            <text:p>Passed</text:p>
          </table:table-cell>
          <table:table-cell table:style-name="ce119" table:number-columns-repeated="2"/>
          <table:table-cell table:number-columns-repeated="241"/>
        </table:table-row>
        <table:table-row table:style-name="ro29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27" office:value-type="string">
            <text:p>Create/delete Content folder</text:p>
          </table:table-cell>
          <table:table-cell table:style-name="ce127" office:value-type="string">
            <text:p>Step 1: Create/delete Content folder</text:p>
          </table:table-cell>
          <table:table-cell table:style-name="ce138" office:value-type="string">
            <text:p><text:span text:style-name="T6">Create folder</text:span></text:p>
            <text:p><text:span text:style-name="T5">- Click on Add folder icon in action bar or right click on the main </text:span><text:span text:style-name="T5">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139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27" office:value-type="string">
            <text:p>Create/edit/delete <text:s/>Article document</text:p>
          </table:table-cell>
          <table:table-cell table:style-name="ce127" office:value-type="string">
            <text:p>Step 1: Create/edit/delete <text:s/>Article document</text:p>
          </table:table-cell>
          <table:table-cell table:style-name="ce139" office:value-type="string">
            <text:p><text:span text:style-name="T6">Create document</text:span></text:p>
            <text:p><text:span text:style-name="T5">- Click on Add Document icon in action bar or right click on the </text:span><text:span text:style-name="T5">main pane</text:span></text:p>
            <text:p><text:span text:style-name="T5">- Select type of document : Artic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5">- Click </text:span><text:span text:style-name="T6">Save as Draft</text:span></text:p>
            <text:p><text:span text:style-name="T9">- Click</text:span><text:span text:style-name="T6">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6">OK</text:span></text:p>
            <text:p><text:span text:style-name="T5"/></text:p>
          </table:table-cell>
          <table:table-cell table:style-name="ce139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7" office:value-type="string">
            <text:p>thao.pham</text:p>
          </table:table-cell>
          <table:table-cell table:number-columns-repeated="2" table:style-name="ce157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27" office:value-type="string">
            <text:p>Create/edit/delete <text:s/>File document</text:p>
          </table:table-cell>
          <table:table-cell table:style-name="ce127" office:value-type="string">
            <text:p>Step 1: Create/edit/delete <text:s/>File document</text:p>
          </table:table-cell>
          <table:table-cell table:style-name="ce139" office:value-type="string">
            <text:p><text:span text:style-name="T8">Create document</text:span></text:p>
            <text:p><text:span text:style-name="T5">- Click on Add Document icon in action bar or right click on the </text:span><text:span text:style-name="T5">main pane</text:span></text:p>
            <text:p><text:span text:style-name="T5">- Select type of document : File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Docum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21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Document</text:span></text:p>
            <text:p><text:span text:style-name="T22">- Right click on document, and choose </text:span><text:span text:style-name="T8">Delete</text:span><text:span text:style-name="T22"> </text:span></text:p>
            <text:p><text:span text:style-name="T22">- Click </text:span><text:span text:style-name="T8">OK</text:span></text:p>
            <text:p><text:span text:style-name="T5"/></text:p>
          </table:table-cell>
          <table:table-cell table:style-name="ce139"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157" office:value-type="string">
            <text:p>thao.pham</text:p>
          </table:table-cell>
          <table:table-cell table:number-columns-repeated="2" table:style-name="ce157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27" office:value-type="string">
            <text:p>Create/edit/delete <text:s/>Free layout Webcontent document</text:p>
          </table:table-cell>
          <table:table-cell table:style-name="ce127" office:value-type="string">
            <text:p>Step 1: Create/edit/delete <text:s/>Free layout Webcontent document</text:p>
          </table:table-cell>
          <table:table-cell table:style-name="ce139" office:value-type="string">
            <text:p><text:span text:style-name="T8">Create Free layout webcontent</text:span></text:p>
            <text:p><text:span text:style-name="T5">- Click on Add Document icon in action bar or right click on the </text:span><text:span text:style-name="T5">main pane</text:span></text:p>
            <text:p><text:span text:style-name="T5">- Select type of document :Free layout webcontent</text:span></text:p>
            <text:p><text:span text:style-name="T5">- Put name for document and other required field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Edit </text:span><text:span text:style-name="T8">Free layout webcontent</text:span></text:p>
            <text:p><text:span text:style-name="T5">- Open the document</text:span></text:p>
            <text:p><text:span text:style-name="T5">- Click Edit document on action bar, perform to edit it</text:span></text:p>
            <text:p><text:span text:style-name="T18">- Click </text:span><text:span text:style-name="T19">Save as Draft</text:span></text:p>
            <text:p><text:span text:style-name="T20">- Click</text:span><text:span text:style-name="T19"> Close </text:span></text:p>
            <text:p><text:span text:style-name="T6">Delete </text:span><text:span text:style-name="T8">Free layout webcontent</text:span></text:p>
            <text:p><text:span text:style-name="T23">- Right click on document, and choose </text:span><text:span text:style-name="T8">Delete</text:span><text:span text:style-name="T23"> </text:span></text:p>
            <text:p><text:span text:style-name="T22">- Click </text:span><text:span text:style-name="T8">OK</text:span></text:p>
          </table:table-cell>
          <table:table-cell table:style-name="ce139" office:value-type="string">
            <text:p>The <text:span text:style-name="T26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57" office:value-type="string">
            <text:p>thao.pham</text:p>
          </table:table-cell>
          <table:table-cell table:number-columns-repeated="2" table:style-name="ce157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27" office:value-type="string">
            <text:p>Upload a file</text:p>
          </table:table-cell>
          <table:table-cell table:style-name="ce127" office:value-type="string">
            <text:p>Step 1: Upload a file</text:p>
          </table:table-cell>
          <table:table-cell table:style-name="ce139" office:value-type="string">
            <text:p><text:span text:style-name="T5">- Click on </text:span><text:span text:style-name="T6">Upload</text:span><text:span text:style-name="T5"> file icon in action bar or right click on the main </text:span><text:span text:style-name="T5">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139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57" office:value-type="string">
            <text:p>thao.pham</text:p>
          </table:table-cell>
          <table:table-cell table:number-columns-repeated="2" table:style-name="ce157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27" office:value-type="string">
            <text:p>Copy/paste a node</text:p>
          </table:table-cell>
          <table:table-cell table:style-name="ce127" office:value-type="string">
            <text:p>Step 1: Copy/paste a node</text:p>
          </table:table-cell>
          <table:table-cell table:style-name="ce121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139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33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27" office:value-type="string">
            <text:p>Cut/paste a node</text:p>
          </table:table-cell>
          <table:table-cell table:style-name="ce127" office:value-type="string">
            <text:p>Step 1: Cut/paste a node</text:p>
          </table:table-cell>
          <table:table-cell table:style-name="ce121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139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23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27" office:value-type="string">
            <text:p>Lock/Unlock a node</text:p>
          </table:table-cell>
          <table:table-cell table:style-name="ce127" office:value-type="string">
            <text:p>Step 1: Lock/Unlock a node</text:p>
          </table:table-cell>
          <table:table-cell table:style-name="ce138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139" office:value-type="string">
            <text:p>- Node is locked. <text:span text:style-name="T6">Lock</text:span> icon becomes <text:span text:style-name="T6">Unlock</text:span>. Other users can not do any action with this node</text:p>
            <text:p>- Node is unlocked. <text:span text:style-name="T6">Unlock</text:span> icon becomes <text:span text:style-name="T6">Lock</text:span> Other user can do any action with this node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33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27" office:value-type="string">
            <text:p>Rename/Title for a node</text:p>
          </table:table-cell>
          <table:table-cell table:style-name="ce127" office:value-type="string">
            <text:p>Step 1: Rename/Title for a node</text:p>
          </table:table-cell>
          <table:table-cell table:style-name="ce138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139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24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27" office:value-type="string">
            <text:p>Add symlink for node</text:p>
          </table:table-cell>
          <table:table-cell table:style-name="ce127" office:value-type="string">
            <text:p>Step 1: Add symlink for node</text:p>
          </table:table-cell>
          <table:table-cell table:style-name="ce12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table:style-name="ce139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57" table:number-columns-repeated="3"/>
          <table:table-cell table:number-columns-repeated="243"/>
        </table:table-row>
        <table:table-row table:style-name="ro33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28" office:value-type="string">
            <text:p>Download and Allow Edition</text:p>
          </table:table-cell>
          <table:table-cell table:style-name="ce128" office:value-type="string">
            <text:p>Step 1: Download and Allow Edition</text:p>
          </table:table-cell>
          <table:table-cell table:style-name="ce140" office:value-type="string">
            <text:p><text:span text:style-name="T24">- Go to a driver</text:span></text:p>
            <text:p><text:span text:style-name="T24">- Right click on a node and choose </text:span><text:span text:style-name="T6">Download and Allow Edition</text:span></text:p>
          </table:table-cell>
          <table:table-cell table:style-name="ce139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28" office:value-type="string">
            <text:p>Manage Actions on WebDAV</text:p>
          </table:table-cell>
          <table:table-cell table:style-name="ce128" office:value-type="string">
            <text:p>Step 1: Manage Actions on WebDAV</text:p>
          </table:table-cell>
          <table:table-cell table:style-name="ce141" office:value-type="string">
            <text:p>- Create a new Network Place with <text:span text:style-name="T25">network address is the path of </text:span><text:span text:style-name="T25">a folder (</text:span><text:span text:style-name="T25"><text:a xlink:href="http://localhost:8080/portal/rest/private/jcr/repository/collaboration/sites">http://localhost:8080/portal/rest/private/jcr/repository/collaboration/sites</text:a></text:span><text:span text:style-name="T25">)</text:span></text:p>
          </table:table-cell>
          <table:table-cell table:style-name="ce139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27" office:value-type="string">
            <text:p>Drag and drop node</text:p>
          </table:table-cell>
          <table:table-cell table:style-name="ce127" office:value-type="string">
            <text:p>Step 1: Drag and drop node</text:p>
          </table:table-cell>
          <table:table-cell table:style-name="ce138" office:value-type="string">
            <text:p>- <text:span text:style-name="T6">Cr</text:span><text:span text:style-name="T9">eate 2 nodes</text:span></text:p>
            <text:p><text:span text:style-name="T9">- Perform to drag a node and drop to another</text:span></text:p>
          </table:table-cell>
          <table:table-cell table:style-name="ce139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29" office:value-type="string">
            <text:p>Manage Private tag (Add/Edit/Delete)</text:p>
          </table:table-cell>
          <table:table-cell table:style-name="ce129" office:value-type="string">
            <text:p>Step 1: Manage Private tag (Add/Edit/Delete)</text:p>
          </table:table-cell>
          <table:table-cell table:style-name="ce14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139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29" office:value-type="string">
            <text:p>Manage Public tag (Add/Edit/Delete) </text:p>
          </table:table-cell>
          <table:table-cell table:style-name="ce129" office:value-type="string">
            <text:p>Step 1: Manage Public tag (Add/Edit/Delete) </text:p>
          </table:table-cell>
          <table:table-cell table:style-name="ce14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Tagging this document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Edit of tag</text:span></text:p>
            <text:p><text:span text:style-name="T26">- Change name</text:span></text:p>
            <text:p><text:span text:style-name="T26">- Click Save</text:span></text:p>
            <text:p><text:span text:style-name="T8">Delete Tag</text:span></text:p>
            <text:p><text:span text:style-name="T8">- </text:span><text:span text:style-name="T26">Click Tag cloud on side bar</text:span></text:p>
            <text:p><text:span text:style-name="T26">- Click Edit private tags icon</text:span></text:p>
            <text:p><text:span text:style-name="T26">- Click corresponding Remove Tag of tag</text:span></text:p>
            <text:p/>
          </table:table-cell>
          <table:table-cell table:style-name="ce139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5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30" office:value-type="string">
            <text:p>Add language for document/uploaded file</text:p>
          </table:table-cell>
          <table:table-cell table:style-name="ce130" office:value-type="string">
            <text:p>Step 1: Add language for document/uploaded file</text:p>
          </table:table-cell>
          <table:table-cell table:style-name="ce143" office:value-type="string">
            <text:p><text:s/><text:span text:style-name="T5">- Select a document or uploaded file</text:span></text:p>
            <text:p><text:span text:style-name="T5">- Click on “Add/Edit localize content”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139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6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30" office:value-type="string">
            <text:p>Vote for document/uploaded file</text:p>
          </table:table-cell>
          <table:table-cell table:style-name="ce130" office:value-type="string">
            <text:p>Step 1: Vote for document/uploaded file</text:p>
          </table:table-cell>
          <table:table-cell table:style-name="ce143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table:style-name="ce139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30" office:value-type="string">
            <text:p>Manage Comment (Add/Edit/Delete)</text:p>
          </table:table-cell>
          <table:table-cell table:style-name="ce130" office:value-type="string">
            <text:p>Step 1: Manage Comment (Add/Edit/Delete)</text:p>
          </table:table-cell>
          <table:table-cell table:style-name="ce144" office:value-type="string">
            <text:p>Add a comment</text:p>
            <text:p><text:span text:style-name="T5">- Select a document or uploaded file</text:span></text:p>
            <text:p><text:span text:style-name="T5">- Click on “Add Comment”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139"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27" office:value-type="string">
            <text:p>Manage Publication</text:p>
          </table:table-cell>
          <table:table-cell table:style-name="ce127" office:value-type="string">
            <text:p>Step 1: Manage Publication</text:p>
          </table:table-cell>
          <table:table-cell table:style-name="ce145" office:value-type="string">
            <text:p><text:span text:style-name="T9">- Select a document/Uploaded file</text:span></text:p>
            <text:p><text:span text:style-name="T9">- Click on “Manage Publication”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7">- Click </text:span><text:span text:style-name="T6">Save</text:span></text:p>
            <text:p><text:span text:style-name="T28"/></text:p>
            <text:p><text:span text:style-name="T28"/></text:p>
          </table:table-cell>
          <table:table-cell table:style-name="ce14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28" office:value-type="string">
            <text:p>Manage Category (Add/Delete)</text:p>
          </table:table-cell>
          <table:table-cell table:style-name="ce128" office:value-type="string">
            <text:p>Step 1: Manage Category (Add/Delete)</text:p>
          </table:table-cell>
          <table:table-cell table:style-name="ce146" office:value-type="string">
            <text:p>Add category for node</text:p>
            <text:p><text:span text:style-name="T9">- Select a document/Uploaded file</text:span></text:p>
            <text:p><text:span text:style-name="T9">- Click on “Manage Category” icon in the action bar</text:span></text:p>
            <text:p><text:span text:style-name="T9">- Select category to add for document/Uploaded file</text:span></text:p>
            <text:p><text:span text:style-name="T28">Delete category</text:span></text:p>
            <text:p><text:span text:style-name="T9">- Click on corresponding Delete icon of category</text:span></text:p>
          </table:table-cell>
          <table:table-cell table:style-name="ce153" office:value-type="string">
            <text:p>Document/uploaded file is added category.</text:p>
            <text:p>- Document/uploaded file is not added category.</text:p>
          </table:table-cell>
          <table:table-cell table:style-name="ce139" office:value-type="string">
            <text:p>medium</text:p>
          </table:table-cell>
          <table:table-cell table:number-columns-repeated="246"/>
        </table:table-row>
        <table:table-row table:style-name="ro21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28" office:value-type="string">
            <text:p>Manage Relation (Add/Delete/Show/Hide)</text:p>
          </table:table-cell>
          <table:table-cell table:style-name="ce128" office:value-type="string">
            <text:p>Step 1: Manage Relation (Add/Delete/Show/Hide)</text:p>
          </table:table-cell>
          <table:table-cell table:style-name="ce139" office:value-type="string">
            <text:p><text:span text:style-name="T6">Add Relation</text:span></text:p>
            <text:p><text:span text:style-name="T5">- Select a node</text:span></text:p>
            <text:p><text:span text:style-name="T5">- Click on “Manage Relation”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6">Delete relation</text:span></text:p>
            <text:p><text:span text:style-name="T5">- Go to Manage relation list tab</text:span></text:p>
            <text:p><text:span text:style-name="T5">- Click on corresponding Delete icon of Relation </text:span></text:p>
            <text:p><text:span text:style-name="T8">Show Relation</text:span></text:p>
            <text:p><text:span text:style-name="T26">- Select the node which Is added relation</text:span></text:p>
            <text:p><text:span text:style-name="T7">- Click Show/Hide Relation icon on action bar</text:span></text:p>
            <text:p><text:span text:style-name="T8">Hide Relation</text:span></text:p>
            <text:p><text:span text:style-name="T7">- Click Show/Hide Relation icon on action bar again</text:span></text:p>
          </table:table-cell>
          <table:table-cell table:style-name="ce139" office:value-type="string">
            <text:p>Node is added /Delete relation</text:p>
            <text:p>- Relation of Node is shown/hidden </text:p>
          </table:table-cell>
          <table:table-cell table:style-name="ce139" office:value-type="string">
            <text:p>medium</text:p>
          </table:table-cell>
          <table:table-cell table:number-columns-repeated="246"/>
        </table:table-row>
        <table:table-row table:style-name="ro35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27" office:value-type="string">
            <text:p>View Node Properties</text:p>
          </table:table-cell>
          <table:table-cell table:style-name="ce127" office:value-type="string">
            <text:p>Step 1: View Node Properties</text:p>
          </table:table-cell>
          <table:table-cell table:style-name="ce134" office:value-type="string">
            <text:p><text:span text:style-name="T6">View node properties</text:span></text:p>
            <text:p><text:span text:style-name="T24">- Create a node</text:span></text:p>
            <text:p><text:span text:style-name="T24">- Select this node</text:span></text:p>
            <text:p><text:span text:style-name="T24">- Click on View node Properties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139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27" office:value-type="string">
            <text:p>Export /Import node</text:p>
          </table:table-cell>
          <table:table-cell table:style-name="ce127" office:value-type="string">
            <text:p>Step 1: Export /Import node</text:p>
          </table:table-cell>
          <table:table-cell table:style-name="ce14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139" office:value-type="string">
            <text:p>- Node is exported successfully</text:p>
            <text:p>- Node is imported in destination path</text:p>
          </table:table-cell>
          <table:table-cell table:style-name="ce139"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Info\Permission</text:p>
          </table:table-cell>
          <table:table-cell table:style-name="ce131" office:value-type="string">
            <text:p>Manage Permission(Add/Edit/Delete)</text:p>
          </table:table-cell>
          <table:table-cell table:style-name="ce131" office:value-type="string">
            <text:p>Step 1: Manage Permission(Add/Edit/Delete)</text:p>
          </table:table-cell>
          <table:table-cell table:style-name="ce121" office:value-type="string">
            <text:p><text:span text:style-name="T5">- Select 1 node</text:span></text:p>
            <text:p><text:span text:style-name="T5">- Click on “View Permission”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139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139"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Info\Metadata</text:p>
          </table:table-cell>
          <table:table-cell table:style-name="ce132" office:value-type="string">
            <text:p>View metadata</text:p>
          </table:table-cell>
          <table:table-cell table:style-name="ce132" office:value-type="string">
            <text:p>Step 1: View metadata</text:p>
          </table:table-cell>
          <table:table-cell table:style-name="ce121" office:value-type="string">
            <text:p>- Perform <text:s/>upload a file</text:p>
            <text:p>- Select it </text:p>
            <text:p>- Click View metadata</text:p>
          </table:table-cell>
          <table:table-cell table:style-name="ce139" office:value-type="string">
            <text:p>View matadata form is shown</text:p>
          </table:table-cell>
          <table:table-cell table:style-name="ce139" office:value-type="string">
            <text:p>Low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Search\Simple</text:p>
          </table:table-cell>
          <table:table-cell table:style-name="ce133" office:value-type="string">
            <text:p>Simple Search</text:p>
          </table:table-cell>
          <table:table-cell table:style-name="ce133" office:value-type="string">
            <text:p>Step 1: Simple Search</text:p>
          </table:table-cell>
          <table:table-cell table:style-name="ce139" office:value-type="string">
            <text:p><text:span text:style-name="T5">- Input keyword into Search field above action bar</text:span></text:p>
            <text:p><text:span text:style-name="T5">- Click </text:span><text:span text:style-name="T6">Quick Search</text:span></text:p>
            <text:p><text:span text:style-name="T5"/></text:p>
            <text:p><text:span text:style-name="T5"/></text:p>
          </table:table-cell>
          <table:table-cell table:style-name="ce139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Search\Advanced</text:p>
          </table:table-cell>
          <table:table-cell table:style-name="ce133" office:value-type="string">
            <text:p>Advanced search</text:p>
          </table:table-cell>
          <table:table-cell table:style-name="ce133" office:value-type="string">
            <text:p>Step 1: Advanced search</text:p>
          </table:table-cell>
          <table:table-cell table:style-name="ce148" office:value-type="string">
            <text:p><text:span text:style-name="T29">Search </text:span></text:p>
            <text:p><text:span text:style-name="T30">- Click Saved Searched icon on action bar</text:span></text:p>
            <text:p><text:span text:style-name="T30">- Click Advanced Search icon</text:span></text:p>
            <text:p><text:span text:style-name="T30">- Input Constraint to search </text:span></text:p>
            <text:p><text:span text:style-name="T30">- Click </text:span><text:span text:style-name="T29">Search</text:span><text:span text:style-name="T30"> button</text:span></text:p>
            <text:p><text:span text:style-name="T31"/></text:p>
          </table:table-cell>
          <table:table-cell table:style-name="ce139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Search\Query</text:p>
          </table:table-cell>
          <table:table-cell table:style-name="ce133" office:value-type="string">
            <text:p>Manage query in Advanced search</text:p>
          </table:table-cell>
          <table:table-cell table:style-name="ce133" office:value-type="string">
            <text:p>Step 1: Manage query in Advanced search</text:p>
          </table:table-cell>
          <table:table-cell table:style-name="ce148" office:value-type="string">
            <text:p><text:span text:style-name="T8">Create a query</text:span></text:p>
            <text:p><text:span text:style-name="T26">- Go to New query tab</text:span></text:p>
            <text:p><text:span text:style-name="T26">- perform to create a query</text:span></text:p>
            <text:p><text:span text:style-name="T8">Execute a existed query</text:span></text:p>
            <text:p><text:span text:style-name="T26">- Go to Saved query</text:span></text:p>
            <text:p><text:span text:style-name="T26">- <text:s/>Click Execute <text:s/>icon of a save query</text:span></text:p>
            <text:p><text:span text:style-name="T8">Edit Query</text:span></text:p>
            <text:p><text:span text:style-name="T26">- Go to Saved query</text:span></text:p>
            <text:p><text:span text:style-name="T26">- Click on corresponding Edit icon of a query</text:span></text:p>
            <text:p><text:span text:style-name="T26">- perform to edit the query</text:span></text:p>
            <text:p><text:span text:style-name="T8">Delete Query</text:span></text:p>
            <text:p><text:span text:style-name="T26">- Go to Saved query</text:span></text:p>
            <text:p><text:span text:style-name="T26">- Click on corresponding Delete icon of a query</text:span></text:p>
            <text:p><text:span text:style-name="T26">- Click Ok</text:span></text:p>
          </table:table-cell>
          <table:table-cell table:style-name="ce139"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22" office:value-type="string">
            <text:p>ECMS\DMS\Setting\Browsing_Preferences</text:p>
          </table:table-cell>
          <table:table-cell table:style-name="ce134" office:value-type="string">
            <text:p>Set up browsing Preferences</text:p>
          </table:table-cell>
          <table:table-cell table:style-name="ce134" office:value-type="string">
            <text:p>Step 1: Set up browsing Preferences</text:p>
          </table:table-cell>
          <table:table-cell table:style-name="ce12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table:style-name="ce139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33" office:value-type="string">
            <text:p>Manage Clipboard (Paste/Delete)</text:p>
          </table:table-cell>
          <table:table-cell table:style-name="ce133" office:value-type="string">
            <text:p>Step 1: Manage Clipboard (Paste/Delete)</text:p>
          </table:table-cell>
          <table:table-cell table:style-name="ce121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139"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135" office:value-type="string">
            <text:p>Manage Folksonomy (Add/Edit/Delete)</text:p>
          </table:table-cell>
          <table:table-cell table:style-name="ce135" office:value-type="string">
            <text:p>Step 1: Manage Folksonomy (Add/Edit/Delete)</text:p>
          </table:table-cell>
          <table:table-cell table:style-name="ce149" office:value-type="string">
            <text:p><text:span text:style-name="T4">Create new Tag</text:span></text:p>
            <text:p><text:span text:style-name="T26">- Go to </text:span><text:span text:style-name="T8">Content Administration/Categories&amp;Tags/Manage Tags</text:span></text:p>
            <text:p><text:span text:style-name="T26">- Click on Add style button </text:span></text:p>
            <text:p><text:span text:style-name="T26">- Input required field</text:span></text:p>
            <text:p><text:span text:style-name="T26">- Click Update</text:span></text:p>
            <text:p><text:span text:style-name="T4">Edit a tag</text:span></text:p>
            <text:p><text:span text:style-name="T5">- Click corresponding Edit icon <text:s/>with folksonomy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2">- Click corresponding Delete icon <text:s/>with folksonomy you want to </text:span><text:span text:style-name="T22">delete</text:span></text:p>
            <text:p><text:span text:style-name="T22">- Click OK</text:span></text:p>
          </table:table-cell>
          <table:table-cell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1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135" office:value-type="string">
            <text:p>Manage Taxonomy Tree (Add/Edit/Delete)</text:p>
          </table:table-cell>
          <table:table-cell table:style-name="ce135" office:value-type="string">
            <text:p>Step 1: Manage Taxonomy Tree (Add/Edit/Delete)</text:p>
          </table:table-cell>
          <table:table-cell table:style-name="ce120" office:value-type="string">
            <text:p><text:span text:style-name="T6">Create new taxonomy tree</text:span></text:p>
            <text:p><text:span text:style-name="T26">- Go to </text:span><text:span text:style-name="T8">Content Administration/Categories&amp;Tags/Manage </text:span><text:span text:style-name="T8">Categories</text:span></text:p>
            <text:p><text:span text:style-name="T26">- Click on Add Taxonomy tree button</text:span></text:p>
            <text:p><text:span text:style-name="T26">- Input required field</text:span></text:p>
            <text:p>- Add/copy/cut/paste/delete category in taxonomy tree</text:p>
            <text:p><text:span text:style-name="T6">Edit The Taxonomy tree</text:span></text:p>
            <text:p><text:span text:style-name="T22">- Click Edit icon corresponding with taxonomy tree you want to edit</text:span></text:p>
            <text:p><text:span text:style-name="T22">- Perform to edit</text:span></text:p>
            <text:p><text:span text:style-name="T8">Delete Taxonomy</text:span></text:p>
            <text:p><text:span text:style-name="T22">- Click corresponding Delete icon <text:s/>with taxonomy tree you want to </text:span><text:span text:style-name="T22">edit</text:span></text:p>
            <text:p><text:span text:style-name="T22">- Click OK</text:span></text:p>
          </table:table-cell>
          <table:table-cell table:style-name="ce120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35" office:value-type="string">
            <text:p>Manage Template(Add/Edit/Delete)</text:p>
          </table:table-cell>
          <table:table-cell table:style-name="ce135" office:value-type="string">
            <text:p>Step 1: Manage Template(Add/Edit/Delete)</text:p>
          </table:table-cell>
          <table:table-cell table:style-name="ce149" office:value-type="string">
            <text:p><text:span text:style-name="T4">Create new template when put valid value in fields</text:span></text:p>
            <text:p><text:span text:style-name="T26">- Go to </text:span><text:span text:style-name="T8">Content Administration/Content Presentation/Manage </text:span><text:span text:style-name="T8">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ate</text:span></text:p>
            <text:p><text:span text:style-name="T9">- Click Save button</text:span></text:p>
            <text:p><text:span text:style-name="T9">Delete Template</text:span></text:p>
            <text:p><text:span text:style-name="T26">- Click on corresponding Delete icon of template you want to </text:span><text:span text:style-name="T26">delete</text:span></text:p>
            <text:p><text:span text:style-name="T26">- Click Ok</text:span></text:p>
          </table:table-cell>
          <table:table-cell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35" office:value-type="string">
            <text:p>Manage Metadata(View/Edit/Delete)</text:p>
          </table:table-cell>
          <table:table-cell table:style-name="ce135" office:value-type="string">
            <text:p>Step 1: Manage Metadata(View/Edit/Delete)</text:p>
          </table:table-cell>
          <table:table-cell office:value-type="string">
            <text:p><text:span text:style-name="T26">- Go to </text:span><text:span text:style-name="T8">Content Administration/Content Presentation/Manage </text:span><text:span text:style-name="T8">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6">Click corresponding Edit icon of Metadata you want to edit</text:span></text:p>
            <text:p><text:span text:style-name="T26">- Perform to edit</text:span></text:p>
            <text:p><text:span text:style-name="T26">- Click Apply</text:span></text:p>
            <text:p><text:span text:style-name="T6">Delete Metadata</text:span></text:p>
            <text:p><text:span text:style-name="T8">- </text:span><text:span text:style-name="T26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2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35" office:value-type="string">
            <text:p>Manage Views(Add/View/Edit/Delete)</text:p>
          </table:table-cell>
          <table:table-cell table:style-name="ce135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6">- Go to </text:span><text:span text:style-name="T8">Content Administration/Content Presentation/Manage </text:span><text:span text:style-name="T8">Views</text:span><text:span text:style-name="T6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6">- Click on corresponding Edit icon of View you want to edit</text:span></text:p>
            <text:p><text:span text:style-name="T26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139" office:value-type="string">
            <text:p>High</text:p>
          </table:table-cell>
          <table:table-cell table:number-columns-repeated="246"/>
        </table:table-row>
        <table:table-row table:style-name="ro20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35" office:value-type="string">
            <text:p>Manage Drive(Add/Edit/Delete)</text:p>
          </table:table-cell>
          <table:table-cell table:style-name="ce135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6">- Go to </text:span><text:span text:style-name="T8">Content Administration/Content Presentation/Manage </text:span><text:span text:style-name="T8">Drivers</text:span></text:p>
            <text:p>- Click on Add Drive button </text:p>
            <text:p>- Put value in required field</text:p>
            <text:p>- Click Save button</text:p>
            <text:p><text:span text:style-name="T6">Edit a drive</text:span></text:p>
            <text:p>- Open 1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139" office:value-type="string">
            <text:p>High</text:p>
          </table:table-cell>
          <table:table-cell table:number-columns-repeated="246"/>
        </table:table-row>
        <table:table-row table:style-name="ro24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35" office:value-type="string">
            <text:p>Namespace registry</text:p>
          </table:table-cell>
          <table:table-cell table:style-name="ce135" office:value-type="string">
            <text:p>Step 1: Namespace registry</text:p>
          </table:table-cell>
          <table:table-cell office:value-type="string">
            <text:p><text:span text:style-name="T26">- Go to </text:span><text:span text:style-name="T8">Content Administration/Content Types/Namespace </text:span><text:span text:style-name="T8">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23" office:value-type="string">
            <text:p>ECMS\DMS\ADM\Node_Type</text:p>
          </table:table-cell>
          <table:table-cell table:style-name="ce135" office:value-type="string">
            <text:p>Manage Node types(Add/View)</text:p>
          </table:table-cell>
          <table:table-cell table:style-name="ce135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6">- Go to</text:span><text:span text:style-name="T8"> Content Administration/Content Types o/Manage node </text:span><text:span text:style-name="T8">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35" office:value-type="string">
            <text:p>Manage Query(Add/Edit/Delete)</text:p>
          </table:table-cell>
          <table:table-cell table:style-name="ce135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6">- Go to </text:span><text:span text:style-name="T8">Content Administration/Advanced </text:span><text:span text:style-name="T8">configuration/manage Queries</text:span></text:p>
            <text:p><text:span text:style-name="T26">- Click on Add Query button</text:span></text:p>
            <text:p><text:span text:style-name="T26">- Input all required field</text:span></text:p>
            <text:p><text:span text:style-name="T26">- Click Save</text:span></text:p>
            <text:p><text:span text:style-name="T8">Edit Query</text:span></text:p>
            <text:p><text:span text:style-name="T8">- </text:span><text:span text:style-name="T26">Click on Edit this query of a query, perform to edit</text:span></text:p>
            <text:p><text:span text:style-name="T8">Delete Query</text:span></text:p>
            <text:p><text:span text:style-name="T8">- </text:span><text:span text:style-name="T26">Click on Delete this query icon of a query</text:span></text:p>
            <text:p><text:span text:style-name="T26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139" office:value-type="string">
            <text:p>Medium</text:p>
          </table:table-cell>
          <table:table-cell table:number-columns-repeated="246"/>
        </table:table-row>
        <table:table-row table:style-name="ro28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35" office:value-type="string">
            <text:p>Manage Script(Add/Edit/Delete)</text:p>
          </table:table-cell>
          <table:table-cell table:style-name="ce135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6">- Go to </text:span><text:span text:style-name="T8">Content Administration/Advanced </text:span><text:span text:style-name="T8">configuration/Manage script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6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35" office:value-type="string">
            <text:p>Manage Action</text:p>
          </table:table-cell>
          <table:table-cell table:style-name="ce135" office:value-type="string">
            <text:p>Step 1: Manage Action</text:p>
          </table:table-cell>
          <table:table-cell table:style-name="ce150" office:value-type="string">
            <text:p><text:span text:style-name="T31">- Go to </text:span><text:span text:style-name="T29">Content Administration/Advanced </text:span><text:span text:style-name="T29">configuration/Manage Action</text:span></text:p>
            <text:p><text:span text:style-name="T31">- Click on Add button</text:span></text:p>
            <text:p><text:span text:style-name="T31">- Input required fields</text:span></text:p>
            <text:p><text:span text:style-name="T31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8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36" office:value-type="string">
            <text:p>Manage Lock/Unlock</text:p>
          </table:table-cell>
          <table:table-cell table:style-name="ce136" office:value-type="string">
            <text:p>Step 1: Manage Lock/Unlock</text:p>
          </table:table-cell>
          <table:table-cell table:style-name="ce15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 user which have permission to </text:span><text:span text:style-name="T9">unlock a locked node</text:span></text:p>
            <text:p>- Can Delete permission of group user by click Delete icon</text:p>
          </table:table-cell>
          <table:table-cell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24" office:value-type="string">
            <text:p>WF\Content_Publishing\Approve</text:p>
          </table:table-cell>
          <table:table-cell table:style-name="ce137" office:value-type="string">
            <text:p>Approve a content</text:p>
          </table:table-cell>
          <table:table-cell table:style-name="ce137" office:value-type="string">
            <text:p>Step 1: Approve a content</text:p>
          </table:table-cell>
          <table:table-cell table:style-name="ce151" office:value-type="string">
            <text:p>- Create new drive in Collaboration workspace</text:p>
            <text:p>- Login by normal user, add a document in<text:span text:style-name="T6"> Validation</text:span> folder</text:p>
            <text:p>- Login by user is in validator:/platform/administrators group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151" office:value-type="string">
            <text:p>- If the current time is less than End time, the document will be stored in <text:span text:style-name="T6">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24" office:value-type="string">
            <text:p>WF\Pay_Raise\WF\Grand</text:p>
          </table:table-cell>
          <table:table-cell table:style-name="ce136" office:value-type="string">
            <text:p>Grand a pay raise</text:p>
          </table:table-cell>
          <table:table-cell table:style-name="ce136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7"><text:s/>validator:/platform/administrators</text:span> 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Pay raise process</text:span></text:p>
            <text:p><text:span text:style-name="T26">- Click on </text:span><text:span text:style-name="T8">Grand</text:span><text:span text:style-name="T26"> button</text:span></text:p>
            <text:p><text:span text:style-name="T26">- Login by use Is in …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Pay raise process is grant successful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24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125"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7"><text:s/>validator:/platform/administrators </text:span>group</text:p>
            <text:p><text:span text:style-name="T32">- Go to </text:span><text:span text:style-name="T19">Business Process Controller → Task Controller</text:span></text:p>
            <text:p><text:span text:style-name="T7">- Click on </text:span><text:span text:style-name="T8">Manage </text:span><text:span text:style-name="T26">of Holiday process</text:span></text:p>
            <text:p><text:span text:style-name="T26">- Click on </text:span><text:span text:style-name="T8">Approve</text:span><text:span text:style-name="T26"> button</text:span></text:p>
            <text:p><text:span text:style-name="T26">- Login by use Is in validator:/platform/administrators group</text:span></text:p>
            <text:p><text:span text:style-name="T26">- Open form to read process above</text:span></text:p>
            <text:p><text:span text:style-name="T26">- Click on </text:span><text:span text:style-name="T8">Read</text:span><text:span text:style-name="T26"> button</text:span></text:p>
            <text:p/>
          </table:table-cell>
          <table:table-cell office:value-type="string">
            <text:p>Holiday process is grant successful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24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125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 to show detail of proces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24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125"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6">Upload</text:span> button</text:p>
            <text:p>- Select file to upload</text:p>
          </table:table-cell>
          <table:table-cell office:value-type="string">
            <text:p>New process is add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 table:number-rows-repeated="10">
          <table:table-cell table:style-name="ce89"/>
          <table:table-cell table:style-name="ce99"/>
          <table:table-cell table:style-name="ce89"/>
          <table:table-cell table:style-name="ce99" table:number-columns-repeated="2"/>
          <table:table-cell/>
          <table:table-cell table:style-name="ce99" table:number-columns-repeated="249"/>
        </table:table-row>
        <table:table-row table:style-name="ro8">
          <table:table-cell table:style-name="ce89"/>
          <table:table-cell table:style-name="ce99"/>
          <table:table-cell table:style-name="ce89"/>
          <table:table-cell table:style-name="ce99" table:number-columns-repeated="2"/>
          <table:table-cell/>
          <table:table-cell table:style-name="ce99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108"/>
        <table:table-column table:style-name="co19" table:default-cell-style-name="ce112"/>
        <table:table-column table:style-name="co20" table:default-cell-style-name="ce113"/>
        <table:table-column table:style-name="co21" table:default-cell-style-name="ce116"/>
        <table:table-column table:style-name="co22" table:default-cell-style-name="ce116"/>
        <table:table-row table:style-name="ro6">
          <table:table-cell table:style-name="ce105" office:value-type="string" table:number-columns-spanned="4" table:number-rows-spanned="2">
            <text:p><text:s/>Functionality List</text:p>
            <text:p/>
            <text:p>Product version: PLF 3.0.x</text:p>
          </table:table-cell>
          <table:covered-table-cell table:style-name="ce110"/>
          <table:covered-table-cell table:style-name="ce110"/>
          <table:covered-table-cell table:style-name="ce110"/>
          <table:table-cell table:style-name="ce111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6"/>
          <table:covered-table-cell table:style-name="ce110"/>
          <table:covered-table-cell table:style-name="ce110"/>
          <table:covered-table-cell table:style-name="ce110"/>
          <table:covered-table-cell table:style-name="ce118"/>
        </table:table-row>
        <table:table-row table:style-name="ro11">
          <table:table-cell table:style-name="ce10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style-name="ce118"/>
        </table:table-row>
        <table:table-row table:style-name="ro11">
          <table:table-cell office:value-type="string">
            <text:p>SNF_ECMS_WCM_SC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1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CLV_02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DPC_01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office:value-type="string">
            <text:p>Show draft/public content from page</text:p>
          </table:table-cell>
          <table:table-cell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WCM</text:p>
          </table:table-cell>
          <table:table-cell table:style-name="ce11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Add new Events page</text:p>
          </table:table-cell>
          <table:table-cell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Insert documents/medias in a web content by FCK Content Selector</text:p>
          </table:table-cell>
          <table:table-cell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FD_01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office:value-type="string">
            <text:p>Create/delete Content folder</text:p>
          </table:table-cell>
          <table:table-cell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1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Article document</text:p>
          </table:table-cell>
          <table:table-cell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2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DOC_03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UPL_01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1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2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3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4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5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6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7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CT_08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1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rivate tag (Add/Edit/Delete)</text:p>
          </table:table-cell>
          <table:table-cell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2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Manage Public tag (Add/Edit/Delete) </text:p>
          </table:table-cell>
          <table:table-cell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3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office:value-type="string">
            <text:p>Add language for document/uploaded file</text:p>
          </table:table-cell>
          <table:table-cell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4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Vote for document/uploaded file</text:p>
          </table:table-cell>
          <table:table-cell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OL_05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office:value-type="string">
            <text:p>Manage Comment (Add/Edit/Delete)</text:p>
          </table:table-cell>
          <table:table-cell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1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2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3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4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I_05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Permission(Add/Edit/Delete)</text:p>
          </table:table-cell>
          <table:table-cell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INF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View metadata</text:p>
          </table:table-cell>
          <table:table-cell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1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Simple Search</text:p>
          </table:table-cell>
          <table:table-cell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2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Advanced search</text:p>
          </table:table-cell>
          <table:table-cell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R_03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office:value-type="string">
            <text:p>Manage query in Advanced search</text:p>
          </table:table-cell>
          <table:table-cell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SET_01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office:value-type="string">
            <text:p>Set up browsing Preferences</text:p>
          </table:table-cell>
          <table:table-cell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CLB_01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office:value-type="string">
            <text:p>Manage Clipboard (Paste/Delete)</text:p>
          </table:table-cell>
          <table:table-cell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1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Folksonomy (Add/Edit/Delete)</text:p>
          </table:table-cell>
          <table:table-cell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2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axonomy Tree (Add/Edit/Delete)</text:p>
          </table:table-cell>
          <table:table-cell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3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office:value-type="string">
            <text:p>Manage Template(Add/Edit/Delete)</text:p>
          </table:table-cell>
          <table:table-cell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4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office:value-type="string">
            <text:p>Manage Metadata(View/Edit/Delete)</text:p>
          </table:table-cell>
          <table:table-cell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5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office:value-type="string">
            <text:p>Manage Views(Add/View/Edit/Delete)</text:p>
          </table:table-cell>
          <table:table-cell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6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office:value-type="string">
            <text:p>Manage Drive(Add/Edit/Delete)</text:p>
          </table:table-cell>
          <table:table-cell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7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office:value-type="string">
            <text:p>Namespace registry</text:p>
          </table:table-cell>
          <table:table-cell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8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office:value-type="string">
            <text:p>Manage Node types(Add/View)</text:p>
          </table:table-cell>
          <table:table-cell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09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office:value-type="string">
            <text:p>Manage Query(Add/Edit/Delete)</text:p>
          </table:table-cell>
          <table:table-cell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0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office:value-type="string">
            <text:p>Manage Script(Add/Edit/Delete)</text:p>
          </table:table-cell>
          <table:table-cell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1</text:p>
          </table:table-cell>
          <table:table-cell office:value-type="string">
            <text:p>ADM</text:p>
          </table:table-cell>
          <table:table-cell table:style-name="ce115" office:value-type="string">
            <text:p>Namespace registry</text:p>
          </table:table-cell>
          <table:table-cell office:value-type="string">
            <text:p>Manage Action</text:p>
          </table:table-cell>
          <table:table-cell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office:value-type="string">
            <text:p>Manage Lock/Unlock</text:p>
          </table:table-cell>
          <table:table-cell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CPN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17" office:value-type="string">
            <text:p>Approve a content</text:p>
          </table:table-cell>
          <table:table-cell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115" office:value-type="string">
            <text:p>Grand a pay raise</text:p>
          </table:table-cell>
          <table:table-cell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HLD_01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office:value-type="string">
            <text:p>Approve holiday process</text:p>
          </table:table-cell>
          <table:table-cell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office:value-type="string">
            <text:p>View detail of process</text:p>
          </table:table-cell>
          <table:table-cell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office:value-type="string">
            <text:p>Upload new process</text:p>
          </table:table-cell>
          <table:table-cell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09" office:value-type="string">
            <text:p>TOTAL</text:p>
          </table:table-cell>
          <table:table-cell table:number-columns-repeated="2"/>
          <table:table-cell table:style-name="ce114"/>
          <table:table-cell table:formula="of:=SUM([.E4:.E63])" office:value-type="float" office:value="60">
            <text:p>60</text:p>
          </table:table-cell>
        </table:table-row>
      </table:table>
      <table:database-ranges>
        <table:database-range table:name="__Anonymous_Sheet_DB__2" table:target-range-address="SniffTest.A6:SniffTest.M66" table:display-filter-buttons="true">
          <table:filter>
            <table:filter-or>
              <table:filter-condition table:field-number="9" table:value="thao.pham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5/17/2012</text:date>, <text:time>11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hanhly </meta:initial-creator>
    <meta:creation-date>2010-08-10T15:50:28</meta:creation-date>
    <dc:date>2012-05-17T11:49:20</dc:date>
    <meta:editing-cycles>104</meta:editing-cycles>
    <meta:editing-duration>P1DT1H39M56S</meta:editing-duration>
    <dc:creator>exoplatform </dc:creator>
    <meta:document-statistic meta:table-count="4" meta:cell-count="1198" meta:object-count="1"/>
    <meta:user-defined meta:name="Info 1"/>
    <meta:user-defined meta:name="Info 2"/>
    <meta:user-defined meta:name="Info 3"/>
    <meta:user-defined meta:name="Info 4"/>
  </office:meta>
</office:document-meta>
</file>